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outline="false" style:text-line-through-style="none" style:text-line-through-type="none" style:font-name="Calibri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ksne1" table:style-name="ta1">
        <table:table-column table:style-name="co1" table:default-cell-style-name="ce6"/>
        <table:table-column table:style-name="co2" table:number-columns-repeated="1023" table:default-cell-style-name="ce6"/>
        <table:table-row table:style-name="ro1">
          <table:table-cell table:style-name="ce4" office:value-type="string" calcext:value-type="string">
            <text:p>Saraksts</text:p>
          </table:table-cell>
          <table:table-cell office:value-type="string" calcext:value-type="string">
            <text:p>Apgabals</text:p>
          </table:table-cell>
          <table:table-cell table:style-name="ce2" office:value-type="string" calcext:value-type="string">
            <text:p>Vards</text:p>
          </table:table-cell>
          <table:table-cell table:style-name="ce2" office:value-type="string" calcext:value-type="string">
            <text:p>Nr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miks-celmins" xlink:type="simple">Miks Celmiņš</text:a>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laima-geikina" xlink:type="simple">Laima Geikin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vladislava-marane" xlink:type="simple">Vladislava Marāne</text:a>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oskars-kaulens" xlink:type="simple">Oskars Kaulēns</text:a>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ieva-feldmane" xlink:type="simple">Ieva Feldmane</text:a>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maija-radzina" xlink:type="simple">Maija Radziņa</text:a>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jekabs-karlis-rasnacs" xlink:type="simple">Jēkabs Kārlis Rasnačs</text:a>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linda-curika" xlink:type="simple">Linda Curika</text:a>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pauls-irbins" xlink:type="simple">Pauls Irbins</text:a>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jevgenijs-lurje" xlink:type="simple">Jevgenijs Lurje</text:a>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peteris-bethers" xlink:type="simple">Pēteris Bethers</text:a>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inga-lace" xlink:type="simple">Inga Lāce</text:a>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santa-locmele" xlink:type="simple">Santa Ločmele</text:a>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ivars-drulle" xlink:type="simple">Ivars Drulle</text:a>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davis-rozitis" xlink:type="simple">Dāvis Rozītis</text:a>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maris-kalejs" xlink:type="simple">Māris Kalējs</text:a>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ija-tuvikene" xlink:type="simple">Aija Tuvikene</text:a>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rturs-pudans" xlink:type="simple">Artūrs Pudāns</text:a>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lasma-bindere" xlink:type="simple">Lāsma Bindere</text:a>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baiba-brice" xlink:type="simple">Baiba Brice</text:a>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marks-amosejevs" xlink:type="simple">Marks Amosejevs</text:a>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dace-indrika" xlink:type="simple">Dace Indrika</text:a>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viktors-vitums" xlink:type="simple">Viktors Vītums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didzis-dubovskis" xlink:type="simple">Didzis Dubovskis</text:a>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raimonds-senko" xlink:type="simple">Raimonds Seņko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jurijs-spigins" xlink:type="simple">Jurijs Spigins</text:a>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peteris-krastins" xlink:type="simple">Pēteris Krastiņš</text:a>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kaspars-berzins" xlink:type="simple">Kaspars Bērziņš</text:a>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gris-holsteins" xlink:type="simple">Agris Holšteins</text:a>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eriks-pozemkovskis" xlink:type="simple">Ēriks Pozemkovskis</text:a>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mara-ose-kuisele" xlink:type="simple">Māra Ose-Kuišele</text:a>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number-columns-repeated="4"/>
          <table:table-cell table:style-name="ce3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ttīstībai/Par!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natolijs-danilans" xlink:type="simple">Anatolijs Danilāns</text:a>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janis-rinkis" xlink:type="simple">Jānis Riņķis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janis-lapinskis" xlink:type="simple">Jānis Lapinskis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janis-abolins" xlink:type="simple">Jānis Āboliņš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rturs-bernis" xlink:type="simple">Artūrs Bernis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ineta-kona" xlink:type="simple">Ineta Kona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zintis-gailis" xlink:type="simple">Zintis Gailis</text:a>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valerijs-radionovs" xlink:type="simple">Valerijs Radionovs</text:a>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gvido-salinieks" xlink:type="simple">Gvido Salinieks</text:a>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janis-vilnis" xlink:type="simple">Jānis Vilnis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nita-lasmane" xlink:type="simple">Anita Lasmane</text:a>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janis-zalitis" xlink:type="simple">Jānis Zālītis</text:a>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karlis-krumins" xlink:type="simple">Kārlis Krūmiņš</text:a>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inese-nartisa" xlink:type="simple">Inese Nartiša</text:a>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janis-olups-blumanskis" xlink:type="simple">Jānis Olups-Blumanskis</text:a>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sanita-girica" xlink:type="simple">Sanita Giriča</text:a>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kristine-eglite" xlink:type="simple">Kristīne Eglīte</text:a>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ndrejs-krumins" xlink:type="simple">Andrējs Krūmiņš</text:a>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kristine-markus" xlink:type="simple">Kristīne Markus</text:a>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edgars-klinsons" xlink:type="simple">Edgars Klinsons</text:a>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inara-girica" xlink:type="simple">Ināra Giriča</text:a>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raimonds-kokins" xlink:type="simple">Raimonds Kokins</text:a>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dzintra-putnina" xlink:type="simple">Dzintra Putniņa</text:a>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janis-liepa" xlink:type="simple">Jānis Liepa</text:a>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jekabs-abolins" xlink:type="simple">Jēkabs Āboliņš</text:a>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zaks-beernaerts" xlink:type="simple">Žaks Beernaerts</text:a>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rtjoms-prohorenko" xlink:type="simple">Artjoms Prohorenko</text:a>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iba-latvijai" xlink:type="simple">"Apvienība Latvijai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krisjanis-papins" xlink:type="simple">Krišjānis Papiņš</text:a>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didzis-smits" xlink:type="simple">Didzis Šmits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ilze-ortveina" xlink:type="simple">Ilze Ortveina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igors-rajevs" xlink:type="simple">Igors Rajevs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ndris-kulbergs" xlink:type="simple">Andris Kulbergs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edgars-stelmahers" xlink:type="simple">Edgars Štelmahers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rtis-velss" xlink:type="simple">Artis Velšs</text:a>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ivars-straume" xlink:type="simple">Aivars Straume</text:a>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ieva-brante" xlink:type="simple">Ieva Brante</text:a>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jana-muizniece" xlink:type="simple">Jana Muižniece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janis-liepins" xlink:type="simple">Jānis Liepiņš</text:a>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lauris-lizbovskis" xlink:type="simple">Lauris Lizbovskis</text:a>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gatis-blumbahs" xlink:type="simple">Gatis Blumbahs</text:a>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guntars-vitols" xlink:type="simple">Guntars Vītols</text:a>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oksana-sicko" xlink:type="simple">Oksana Sičko</text:a>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rmands-kruze" xlink:type="simple">Armands Krūze</text:a>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viesturs-silenieks" xlink:type="simple">Viesturs Silenieks</text:a>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dace-rolava" xlink:type="simple">Dace Rolava</text:a>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karlis-knezins" xlink:type="simple">Kārlis Knēziņš</text:a>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oskars-reiters" xlink:type="simple">Oskars Reiters</text:a>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janis-grasis" xlink:type="simple">Jānis Grasis</text:a>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kaspars-bergmanis" xlink:type="simple">Kaspars Bergmanis</text:a>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ulrika-naumova" xlink:type="simple">Ulrika Naumova</text:a>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vairis-nartiss" xlink:type="simple">Vairis Nartišs</text:a>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igars-evardsons" xlink:type="simple">Aigars Evardsons</text:a>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lise-tomina-kascejeva" xlink:type="simple">Alise Tomiņa-Kaščejeva</text:a>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elita-ernestine-kazaine" xlink:type="simple">Elita Ernestīne Kazaine</text:a>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janis-sterninieks" xlink:type="simple">Jānis Stērninieks</text:a>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deniss-melniks" xlink:type="simple">Deņiss Meļņiks</text:a>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martins-toms-staks" xlink:type="simple">Mārtiņš Toms Staks</text:a>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matiss-kempe" xlink:type="simple">Matīss Kempe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elita-kalnina" xlink:type="simple">Elita Kalniņa</text:a>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renars-putnins" xlink:type="simple">Renārs Putniņš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ivars-jakovels" xlink:type="simple">Ivars Jakovels</text:a>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irisa-steinberga" xlink:type="simple">Airisa Šteinberga</text:a>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rita-krinberga" xlink:type="simple">Rita Krinberga</text:a>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modris-kempe" xlink:type="simple">Modris Kempe</text:a>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ieva-jakobsone-bellomi" xlink:type="simple">Ieva Jākobsone-Bellomi</text:a>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gatis-gutmanis" xlink:type="simple">Gatis Gūtmanis</text:a>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apvienotais-saraksts-latvijas-zala-partija-latvijas-regionu-apvieniba-liepajas-partija" xlink:type="simple">APVIENOTAIS SARAKSTS - Latvijas Zaļā partija, Latvijas Reģionu Apvienība, Liepājas partij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devijs-elnionis" xlink:type="simple">Dēvijs Elnionis</text:a>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sandis-girgens" xlink:type="simple">Sandis Ģirģens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sabine-ulberte" xlink:type="simple">Sabīne Ulberte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martins-krusts" xlink:type="simple">Mārtiņš Krusts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eriks-trels" xlink:type="simple">Ēriks Treļs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edgars-putnins" xlink:type="simple">Edgars Putniņš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ija-nagle" xlink:type="simple">Aija Nagle</text:a>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ivars-saulitis" xlink:type="simple">Aivars Saulītis</text:a>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martins-stagitis" xlink:type="simple">Mārtiņš Staģītis</text:a>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viktorija-malgozdarova" xlink:type="simple">Viktorija Malgoždarov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stanislavs-milutikovs" xlink:type="simple">Staņislavs Miļutikovs</text:a>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maris-geidans" xlink:type="simple">Māris Geidāns</text:a>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nzela-luznova" xlink:type="simple">Anžela Lužnova</text:a>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sigita-paulina" xlink:type="simple">Sigita Pauliņa</text:a>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ija-gudza" xlink:type="simple">Aija Gudza</text:a>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linda-valaine-rohnana" xlink:type="simple">Linda Valaine-Rohņana</text:a>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ndris-grinbergs" xlink:type="simple">Andris Grīnbergs</text:a>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inna-milutikova" xlink:type="simple">Inna Miļutikova</text:a>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juris-keiss" xlink:type="simple">Juris Keišs</text:a>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guntars-didenko" xlink:type="simple">Guntars Didenko</text:a>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viktors-duks" xlink:type="simple">Viktors Duks</text:a>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nadezda-puzanova" xlink:type="simple">Nadežda Puzanova</text:a>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karina-volska" xlink:type="simple">Karīna Voļska</text:a>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drians-zerebcovs" xlink:type="simple">Adrians Žerebcovs</text:a>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sarmite-sparane" xlink:type="simple">Sarmīte Sparāne</text:a>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ndris-benjamins" xlink:type="simple">Andris Benjamiņš</text:a>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leonids-stepanovs" xlink:type="simple">Leonīds Stepanovs</text:a>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janis-strazdins" xlink:type="simple">Jānis Strazdiņš</text:a>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maris-senne" xlink:type="simple">Māris Šenne</text:a>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margarita-linge" xlink:type="simple">Margarita Liņģe</text:a>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levtina-kornilova" xlink:type="simple">Alevtina Korņilova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inga-mackevica" xlink:type="simple">Inga Mackeviča</text:a>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uldis-klauss" xlink:type="simple">Uldis Klaušs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evita-tripka" xlink:type="simple">Evita Tripka</text:a>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nna-klavina" xlink:type="simple">Anna Kļaviņa</text:a>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ngela-helvetija-mezaka" xlink:type="simple">Angela Helvētija Mežaka</text:a>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ndris-prutans" xlink:type="simple">Andris Prutāns</text:a>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rmands-steinbergs" xlink:type="simple">Armands Šteinbergs</text:a>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iveta-pucena" xlink:type="simple">Iveta Pucena</text:a>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sv2022.cvk.lv/pub/riga/velesanu-rezultati/kandidatu-saraksti/politiska-partija-republika" xlink:type="simple">Politiskā partija "Republika"</text:a></text:p>
          </table:table-cell>
          <table:table-cell office:value-type="string" calcext:value-type="string">
            <text:p>Riga</text:p>
          </table:table-cell>
          <table:table-cell table:style-name="ce2" office:value-type="string" calcext:value-type="string">
            <text:p><text:a xlink:href="https://sv2022.cvk.lv/pub/kandidati/armands-kruglauzs" xlink:type="simple">Armands Kruglaužs</text:a>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number-columns-repeated="4"/>
          <table:table-cell table:number-columns-repeated="1016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ksne2" table:style-name="ta1">
        <table:table-column table:style-name="co3" table:number-columns-repeated="6" table:default-cell-style-name="ce2"/>
        <table:table-column table:style-name="co3" table:default-cell-style-name="ce3"/>
        <table:table-row table:style-name="ro2">
          <table:table-cell table:style-name="ce1" office:value-type="string" calcext:value-type="string">
            <text:p>Kandidāts</text:p>
          </table:table-cell>
          <table:table-cell table:style-name="ce1" office:value-type="string" calcext:value-type="string">
            <text:p>Kārtas nr. sarakstā</text:p>
          </table:table-cell>
          <table:table-cell table:style-name="ce1" office:value-type="string" calcext:value-type="string">
            <text:p>Plusi</text:p>
          </table:table-cell>
          <table:table-cell table:style-name="ce1" office:value-type="string" calcext:value-type="string">
            <text:p>Svītrojumi</text:p>
          </table:table-cell>
          <table:table-cell table:style-name="ce1" office:value-type="string" calcext:value-type="string">
            <text:p>Balsis*</text:p>
          </table:table-cell>
          <table:table-cell table:style-name="ce1" office:value-type="string" calcext:value-type="string">
            <text:p>Vietas nr.</text:p>
          </table:table-cell>
          <table:table-cell table:style-name="ce1" office:value-type="string" calcext:value-type="string">
            <text:p>Ievēlēts</text:p>
          </table:table-cell>
        </table:table-row>
        <table:table-row table:style-name="ro1">
          <table:table-cell office:value-type="string" calcext:value-type="string">
            <text:p><text:a xlink:href="https://sv2022.cvk.lv/pub/kandidati/sandis-girgens" xlink:type="simple">Sandis Ģirģens</text:a></text:p>
          </table:table-cell>
          <table:table-cell office:value-type="float" office:value="1" calcext:value-type="float">
            <text:p>1</text:p>
          </table:table-cell>
          <table:table-cell office:value-type="float" office:value="2649" calcext:value-type="float">
            <text:p>2649</text:p>
          </table:table-cell>
          <table:table-cell office:value-type="float" office:value="109" calcext:value-type="float">
            <text:p>109</text:p>
          </table:table-cell>
          <table:table-cell office:value-type="float" office:value="6987" calcext:value-type="float">
            <text:p>69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sabine-ulberte" xlink:type="simple">Sabīne Ulberte</text:a></text:p>
          </table:table-cell>
          <table:table-cell office:value-type="float" office:value="2" calcext:value-type="float">
            <text:p>2</text:p>
          </table:table-cell>
          <table:table-cell office:value-type="float" office:value="435" calcext:value-type="float">
            <text:p>435</text:p>
          </table:table-cell>
          <table:table-cell office:value-type="float" office:value="179" calcext:value-type="float">
            <text:p>179</text:p>
          </table:table-cell>
          <table:table-cell office:value-type="float" office:value="4703" calcext:value-type="float">
            <text:p>47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martins-krusts" xlink:type="simple">Mārtiņš Krusts</text:a></text:p>
          </table:table-cell>
          <table:table-cell office:value-type="float" office:value="3" calcext:value-type="float">
            <text:p>3</text:p>
          </table:table-cell>
          <table:table-cell office:value-type="float" office:value="609" calcext:value-type="float">
            <text:p>609</text:p>
          </table:table-cell>
          <table:table-cell office:value-type="float" office:value="133" calcext:value-type="float">
            <text:p>133</text:p>
          </table:table-cell>
          <table:table-cell office:value-type="float" office:value="4923" calcext:value-type="float">
            <text:p>4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eriks-trels" xlink:type="simple">Ēriks Treļs</text:a></text:p>
          </table:table-cell>
          <table:table-cell office:value-type="float" office:value="4" calcext:value-type="float">
            <text:p>4</text:p>
          </table:table-cell>
          <table:table-cell office:value-type="float" office:value="503" calcext:value-type="float">
            <text:p>503</text:p>
          </table:table-cell>
          <table:table-cell office:value-type="float" office:value="125" calcext:value-type="float">
            <text:p>125</text:p>
          </table:table-cell>
          <table:table-cell office:value-type="float" office:value="4825" calcext:value-type="float">
            <text:p>48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edgars-putnins" xlink:type="simple">Edgars Putniņš</text:a>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161" calcext:value-type="float">
            <text:p>161</text:p>
          </table:table-cell>
          <table:table-cell office:value-type="float" office:value="4597" calcext:value-type="float">
            <text:p>45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aija-nagle" xlink:type="simple">Aija Nagle</text:a></text:p>
          </table:table-cell>
          <table:table-cell office:value-type="float" office:value="6" calcext:value-type="float">
            <text:p>6</text:p>
          </table:table-cell>
          <table:table-cell office:value-type="float" office:value="336" calcext:value-type="float">
            <text:p>336</text:p>
          </table:table-cell>
          <table:table-cell office:value-type="float" office:value="145" calcext:value-type="float">
            <text:p>145</text:p>
          </table:table-cell>
          <table:table-cell office:value-type="float" office:value="4638" calcext:value-type="float">
            <text:p>46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aivars-saulitis" xlink:type="simple">Aivars Saulītis</text:a></text:p>
          </table:table-cell>
          <table:table-cell office:value-type="float" office:value="7" calcext:value-type="float">
            <text:p>7</text:p>
          </table:table-cell>
          <table:table-cell office:value-type="float" office:value="247" calcext:value-type="float">
            <text:p>247</text:p>
          </table:table-cell>
          <table:table-cell office:value-type="float" office:value="152" calcext:value-type="float">
            <text:p>152</text:p>
          </table:table-cell>
          <table:table-cell office:value-type="float" office:value="4542" calcext:value-type="float">
            <text:p>45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martins-stagitis" xlink:type="simple">Mārtiņš Staģītis</text:a></text:p>
          </table:table-cell>
          <table:table-cell office:value-type="float" office:value="8" calcext:value-type="float">
            <text:p>8</text:p>
          </table:table-cell>
          <table:table-cell office:value-type="float" office:value="279" calcext:value-type="float">
            <text:p>279</text:p>
          </table:table-cell>
          <table:table-cell office:value-type="float" office:value="122" calcext:value-type="float">
            <text:p>122</text:p>
          </table:table-cell>
          <table:table-cell office:value-type="float" office:value="4604" calcext:value-type="float">
            <text:p>46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viktorija-malgozdarova" xlink:type="simple">Viktorija Malgoždarova</text:a></text:p>
          </table:table-cell>
          <table:table-cell office:value-type="float" office:value="9" calcext:value-type="float">
            <text:p>9</text:p>
          </table:table-cell>
          <table:table-cell office:value-type="float" office:value="244" calcext:value-type="float">
            <text:p>244</text:p>
          </table:table-cell>
          <table:table-cell office:value-type="float" office:value="205" calcext:value-type="float">
            <text:p>205</text:p>
          </table:table-cell>
          <table:table-cell office:value-type="float" office:value="4486" calcext:value-type="float">
            <text:p>448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stanislavs-milutikovs" xlink:type="simple">Staņislavs Miļutikov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21" calcext:value-type="float">
            <text:p>221</text:p>
          </table:table-cell>
          <table:table-cell office:value-type="float" office:value="231" calcext:value-type="float">
            <text:p>231</text:p>
          </table:table-cell>
          <table:table-cell office:value-type="float" office:value="4437" calcext:value-type="float">
            <text:p>44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maris-geidans" xlink:type="simple">Māris Geidāns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79" calcext:value-type="float">
            <text:p>279</text:p>
          </table:table-cell>
          <table:table-cell office:value-type="float" office:value="139" calcext:value-type="float">
            <text:p>139</text:p>
          </table:table-cell>
          <table:table-cell office:value-type="float" office:value="4587" calcext:value-type="float">
            <text:p>45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anzela-luznova" xlink:type="simple">Anžela Lužnova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15" calcext:value-type="float">
            <text:p>215</text:p>
          </table:table-cell>
          <table:table-cell office:value-type="float" office:value="205" calcext:value-type="float">
            <text:p>205</text:p>
          </table:table-cell>
          <table:table-cell office:value-type="float" office:value="4457" calcext:value-type="float">
            <text:p>44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sigita-paulina" xlink:type="simple">Sigita Pauliņa</text:a></text:p>
          </table:table-cell>
          <table:table-cell office:value-type="float" office:value="13" calcext:value-type="float">
            <text:p>13</text:p>
          </table:table-cell>
          <table:table-cell office:value-type="float" office:value="236" calcext:value-type="float">
            <text:p>236</text:p>
          </table:table-cell>
          <table:table-cell office:value-type="float" office:value="155" calcext:value-type="float">
            <text:p>155</text:p>
          </table:table-cell>
          <table:table-cell office:value-type="float" office:value="4528" calcext:value-type="float">
            <text:p>45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aija-gudza" xlink:type="simple">Aija Gudza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30" calcext:value-type="float">
            <text:p>130</text:p>
          </table:table-cell>
          <table:table-cell office:value-type="float" office:value="4541" calcext:value-type="float">
            <text:p>45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linda-valaine-rohnana" xlink:type="simple">Linda Valaine-Rohņana</text:a>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office:value-type="float" office:value="146" calcext:value-type="float">
            <text:p>146</text:p>
          </table:table-cell>
          <table:table-cell office:value-type="float" office:value="4518" calcext:value-type="float">
            <text:p>45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andris-grinbergs" xlink:type="simple">Andris Grīnberg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48" calcext:value-type="float">
            <text:p>248</text:p>
          </table:table-cell>
          <table:table-cell office:value-type="float" office:value="124" calcext:value-type="float">
            <text:p>124</text:p>
          </table:table-cell>
          <table:table-cell office:value-type="float" office:value="4571" calcext:value-type="float">
            <text:p>45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inna-milutikova" xlink:type="simple">Inna Miļutikova</text:a>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4465" calcext:value-type="float">
            <text:p>44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juris-keiss" xlink:type="simple">Juris Keišs</text:a></text:p>
          </table:table-cell>
          <table:table-cell office:value-type="float" office:value="18" calcext:value-type="float">
            <text:p>18</text:p>
          </table:table-cell>
          <table:table-cell office:value-type="float" office:value="281" calcext:value-type="float">
            <text:p>281</text:p>
          </table:table-cell>
          <table:table-cell office:value-type="float" office:value="133" calcext:value-type="float">
            <text:p>133</text:p>
          </table:table-cell>
          <table:table-cell office:value-type="float" office:value="4595" calcext:value-type="float">
            <text:p>45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guntars-didenko" xlink:type="simple">Guntars Didenko</text:a></text:p>
          </table:table-cell>
          <table:table-cell office:value-type="float" office:value="19" calcext:value-type="float">
            <text:p>19</text:p>
          </table:table-cell>
          <table:table-cell office:value-type="float" office:value="209" calcext:value-type="float">
            <text:p>209</text:p>
          </table:table-cell>
          <table:table-cell office:value-type="float" office:value="138" calcext:value-type="float">
            <text:p>138</text:p>
          </table:table-cell>
          <table:table-cell office:value-type="float" office:value="4518" calcext:value-type="float">
            <text:p>45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viktors-duks" xlink:type="simple">Viktors Duk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215" calcext:value-type="float">
            <text:p>215</text:p>
          </table:table-cell>
          <table:table-cell office:value-type="float" office:value="141" calcext:value-type="float">
            <text:p>141</text:p>
          </table:table-cell>
          <table:table-cell office:value-type="float" office:value="4521" calcext:value-type="float">
            <text:p>45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nadezda-puzanova" xlink:type="simple">Nadežda Puzanova</text:a></text:p>
          </table:table-cell>
          <table:table-cell office:value-type="float" office:value="21" calcext:value-type="float">
            <text:p>21</text:p>
          </table:table-cell>
          <table:table-cell office:value-type="float" office:value="217" calcext:value-type="float">
            <text:p>217</text:p>
          </table:table-cell>
          <table:table-cell office:value-type="float" office:value="238" calcext:value-type="float">
            <text:p>238</text:p>
          </table:table-cell>
          <table:table-cell office:value-type="float" office:value="4426" calcext:value-type="float">
            <text:p>44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karina-volska" xlink:type="simple">Karīna Voļska</text:a></text:p>
          </table:table-cell>
          <table:table-cell office:value-type="float" office:value="22" calcext:value-type="float">
            <text:p>22</text:p>
          </table:table-cell>
          <table:table-cell office:value-type="float" office:value="220" calcext:value-type="float">
            <text:p>220</text:p>
          </table:table-cell>
          <table:table-cell office:value-type="float" office:value="157" calcext:value-type="float">
            <text:p>157</text:p>
          </table:table-cell>
          <table:table-cell office:value-type="float" office:value="4510" calcext:value-type="float">
            <text:p>45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adrians-zerebcovs" xlink:type="simple">Adrians Žerebcovs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84" calcext:value-type="float">
            <text:p>184</text:p>
          </table:table-cell>
          <table:table-cell office:value-type="float" office:value="208" calcext:value-type="float">
            <text:p>208</text:p>
          </table:table-cell>
          <table:table-cell office:value-type="float" office:value="4423" calcext:value-type="float">
            <text:p>44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sarmite-sparane" xlink:type="simple">Sarmīte Sparāne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08" calcext:value-type="float">
            <text:p>208</text:p>
          </table:table-cell>
          <table:table-cell office:value-type="float" office:value="153" calcext:value-type="float">
            <text:p>153</text:p>
          </table:table-cell>
          <table:table-cell office:value-type="float" office:value="4502" calcext:value-type="float">
            <text:p>45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andris-benjamins" xlink:type="simple">Andris Benjamiņš</text:a>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  <table:table-cell office:value-type="float" office:value="152" calcext:value-type="float">
            <text:p>152</text:p>
          </table:table-cell>
          <table:table-cell office:value-type="float" office:value="4534" calcext:value-type="float">
            <text:p>45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leonids-stepanovs" xlink:type="simple">Leonīds Stepanovs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22" calcext:value-type="float">
            <text:p>222</text:p>
          </table:table-cell>
          <table:table-cell office:value-type="float" office:value="182" calcext:value-type="float">
            <text:p>182</text:p>
          </table:table-cell>
          <table:table-cell office:value-type="float" office:value="4487" calcext:value-type="float">
            <text:p>44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janis-strazdins" xlink:type="simple">Jānis Strazdiņš</text:a>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  <table:table-cell office:value-type="float" office:value="117" calcext:value-type="float">
            <text:p>117</text:p>
          </table:table-cell>
          <table:table-cell office:value-type="float" office:value="4567" calcext:value-type="float">
            <text:p>45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maris-senne" xlink:type="simple">Māris Šenne</text:a></text:p>
          </table:table-cell>
          <table:table-cell office:value-type="float" office:value="28" calcext:value-type="float">
            <text:p>28</text:p>
          </table:table-cell>
          <table:table-cell office:value-type="float" office:value="201" calcext:value-type="float">
            <text:p>201</text:p>
          </table:table-cell>
          <table:table-cell office:value-type="float" office:value="120" calcext:value-type="float">
            <text:p>120</text:p>
          </table:table-cell>
          <table:table-cell office:value-type="float" office:value="4528" calcext:value-type="float">
            <text:p>45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margarita-linge" xlink:type="simple">Margarita Liņģe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02" calcext:value-type="float">
            <text:p>202</text:p>
          </table:table-cell>
          <table:table-cell office:value-type="float" office:value="133" calcext:value-type="float">
            <text:p>133</text:p>
          </table:table-cell>
          <table:table-cell office:value-type="float" office:value="4516" calcext:value-type="float">
            <text:p>45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alevtina-kornilova" xlink:type="simple">Alevtina Korņilova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4436" calcext:value-type="float">
            <text:p>44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inga-mackevica" xlink:type="simple">Inga Mackeviča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03" calcext:value-type="float">
            <text:p>203</text:p>
          </table:table-cell>
          <table:table-cell office:value-type="float" office:value="134" calcext:value-type="float">
            <text:p>134</text:p>
          </table:table-cell>
          <table:table-cell office:value-type="float" office:value="4516" calcext:value-type="float">
            <text:p>45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uldis-klauss" xlink:type="simple">Uldis Klaušs</text:a>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office:value-type="float" office:value="135" calcext:value-type="float">
            <text:p>135</text:p>
          </table:table-cell>
          <table:table-cell office:value-type="float" office:value="4514" calcext:value-type="float">
            <text:p>45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evita-tripka" xlink:type="simple">Evita Tripka</text:a>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136" calcext:value-type="float">
            <text:p>136</text:p>
          </table:table-cell>
          <table:table-cell office:value-type="float" office:value="4501" calcext:value-type="float">
            <text:p>45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anna-klavina" xlink:type="simple">Anna Kļaviņa</text:a></text:p>
          </table:table-cell>
          <table:table-cell office:value-type="float" office:value="34" calcext:value-type="float">
            <text:p>34</text:p>
          </table:table-cell>
          <table:table-cell office:value-type="float" office:value="213" calcext:value-type="float">
            <text:p>213</text:p>
          </table:table-cell>
          <table:table-cell office:value-type="float" office:value="141" calcext:value-type="float">
            <text:p>141</text:p>
          </table:table-cell>
          <table:table-cell office:value-type="float" office:value="4519" calcext:value-type="float">
            <text:p>45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angela-helvetija-mezaka" xlink:type="simple">Angela Helvētija Mežaka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  <table:table-cell office:value-type="float" office:value="152" calcext:value-type="float">
            <text:p>152</text:p>
          </table:table-cell>
          <table:table-cell office:value-type="float" office:value="4485" calcext:value-type="float">
            <text:p>448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andris-prutans" xlink:type="simple">Andris Prutāns</text:a></text:p>
          </table:table-cell>
          <table:table-cell office:value-type="float" office:value="36" calcext:value-type="float">
            <text:p>36</text:p>
          </table:table-cell>
          <table:table-cell office:value-type="float" office:value="211" calcext:value-type="float">
            <text:p>211</text:p>
          </table:table-cell>
          <table:table-cell office:value-type="float" office:value="120" calcext:value-type="float">
            <text:p>120</text:p>
          </table:table-cell>
          <table:table-cell office:value-type="float" office:value="4538" calcext:value-type="float">
            <text:p>45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armands-steinbergs" xlink:type="simple">Armands Šteinbergs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36" calcext:value-type="float">
            <text:p>236</text:p>
          </table:table-cell>
          <table:table-cell office:value-type="float" office:value="125" calcext:value-type="float">
            <text:p>125</text:p>
          </table:table-cell>
          <table:table-cell office:value-type="float" office:value="4558" calcext:value-type="float">
            <text:p>45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iveta-pucena" xlink:type="simple">Iveta Pucena</text:a></text:p>
          </table:table-cell>
          <table:table-cell office:value-type="float" office:value="38" calcext:value-type="float">
            <text:p>38</text:p>
          </table:table-cell>
          <table:table-cell office:value-type="float" office:value="234" calcext:value-type="float">
            <text:p>234</text:p>
          </table:table-cell>
          <table:table-cell office:value-type="float" office:value="136" calcext:value-type="float">
            <text:p>136</text:p>
          </table:table-cell>
          <table:table-cell office:value-type="float" office:value="4545" calcext:value-type="float">
            <text:p>45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sv2022.cvk.lv/pub/kandidati/armands-kruglauzs" xlink:type="simple">Armands Kruglaužs</text:a></text:p>
          </table:table-cell>
          <table:table-cell office:value-type="float" office:value="39" calcext:value-type="float">
            <text:p>39</text:p>
          </table:table-cell>
          <table:table-cell office:value-type="float" office:value="217" calcext:value-type="float">
            <text:p>217</text:p>
          </table:table-cell>
          <table:table-cell office:value-type="float" office:value="152" calcext:value-type="float">
            <text:p>152</text:p>
          </table:table-cell>
          <table:table-cell office:value-type="float" office:value="4512" calcext:value-type="float">
            <text:p>4512</text:p>
          </table:table-cell>
          <table:table-cell office:value-type="float" office:value="27" calcext:value-type="float">
            <text:p>27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v" fo:country="LV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Lappus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5:51:25.607393569</meta:creation-date>
    <meta:editing-duration>PT8M16S</meta:editing-duration>
    <meta:editing-cycles>2</meta:editing-cycles>
    <meta:generator>LibreOffice/7.3.7.2$Linux_X86_64 LibreOffice_project/30$Build-2</meta:generator>
    <dc:date>2024-09-22T17:20:13.114897055</dc:date>
    <meta:document-statistic meta:table-count="2" meta:cell-count="862" meta:object-count="0"/>
  </office:meta>
</office:document-meta>
</file>